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A000001743B489E1C3F2D73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modern" style:font-pitch="variable"/>
    <style:font-face style:name="Arial3" svg:font-family="Arial" style:font-adornments="Bold" style:font-family-generic="roman" style:font-pitch="variable"/>
    <style:font-face style:name="Arial4" svg:font-family="Arial" style:font-family-generic="swiss" style:font-pitch="variable"/>
    <style:font-face style:name="Arial5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min-height="11.9cm" fo:min-width="25.9cm" fo:padding-top="0.55cm" fo:padding-bottom="0.55cm" fo:padding-left="0.55cm" fo:padding-right="0.55cm"/>
      <style:paragraph-properties style:writing-mode="lr-tb"/>
    </style:style>
    <style:style style:name="gr4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5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6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svg:stroke-width="0.2cm" svg:stroke-color="#ffffff" draw:marker-start-width="0.6cm" draw:marker-end-width="0.6cm" draw:fill-color="#404040" draw:textarea-horizontal-align="center" draw:textarea-vertical-align="middle" draw:auto-grow-height="false" fo:min-height="8.486cm" fo:min-width="8.486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svg:stroke-width="0.2cm" svg:stroke-color="#ffffff" draw:marker-start-width="0.6cm" draw:marker-end-width="0.6cm" draw:fill="none" fo:padding-top="0.1cm" fo:padding-bottom="0.1cm" fo:padding-left="0.1cm" fo:padding-right="0.1cm"/>
    </style:style>
    <style:style style:name="gr10" style:family="graphic" style:parent-style-name="standard">
      <style:graphic-properties svg:stroke-width="0.2cm" svg:stroke-color="#ffffff" draw:marker-start-width="0.6cm" draw:marker-end-width="0.6cm" draw:fill-color="#34a3c5" draw:textarea-horizontal-align="justify" draw:textarea-vertical-align="middle" draw:auto-grow-height="false" fo:min-height="1.764cm" fo:min-width="1.764cm" fo:padding-top="0.25cm" fo:padding-bottom="0.25cm" fo:padding-left="0.25cm" fo:padding-right="0.25cm"/>
      <style:paragraph-properties style:writing-mode="lr-tb"/>
    </style:style>
    <style:style style:name="gr11" style:family="graphic" style:parent-style-name="standard">
      <style:graphic-properties svg:stroke-width="0.2cm" svg:stroke-color="#ffffff" draw:marker-start-width="0.6cm" draw:marker-end-width="0.6cm" draw:fill-color="#502da2" draw:textarea-horizontal-align="justify" draw:textarea-vertical-align="middle" draw:auto-grow-height="false" fo:min-height="1.764cm" fo:min-width="1.764cm" fo:padding-top="0.25cm" fo:padding-bottom="0.25cm" fo:padding-left="0.25cm" fo:padding-right="0.25cm"/>
      <style:paragraph-properties style:writing-mode="lr-tb"/>
    </style:style>
    <style:style style:name="gr12" style:family="graphic" style:parent-style-name="standard">
      <style:graphic-properties svg:stroke-width="0.2cm" svg:stroke-color="#ffffff" draw:marker-start-width="0.6cm" draw:marker-end-width="0.6cm" draw:fill-color="#3b70ee" draw:textarea-horizontal-align="justify" draw:textarea-vertical-align="middle" draw:auto-grow-height="false" fo:min-height="2.894cm" fo:min-width="2.894cm" fo:padding-top="0.25cm" fo:padding-bottom="0.25cm" fo:padding-left="0.25cm" fo:padding-right="0.25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0.632cm" fo:min-width="0.632cm" fo:padding-top="0.25cm" fo:padding-bottom="0.25cm" fo:padding-left="0.25cm" fo:padding-right="0.25cm"/>
      <style:paragraph-properties style:writing-mode="lr-tb"/>
    </style:style>
    <style:style style:name="gr14" style:family="graphic" style:parent-style-name="standard">
      <style:graphic-properties svg:stroke-width="0.2cm" svg:stroke-color="#ffffff" draw:marker-start-width="0.6cm" draw:marker-end-width="0.6cm" draw:fill-color="#f36838" draw:textarea-horizontal-align="justify" draw:textarea-vertical-align="middle" draw:auto-grow-height="false" fo:min-height="0.632cm" fo:min-width="0.632cm" fo:padding-top="0.25cm" fo:padding-bottom="0.25cm" fo:padding-left="0.25cm" fo:padding-right="0.25cm"/>
      <style:paragraph-properties style:writing-mode="lr-tb"/>
    </style:style>
    <style:style style:name="gr15" style:family="graphic" style:parent-style-name="objectwithoutfill">
      <style:graphic-properties svg:stroke-width="0.2cm" svg:stroke-color="#ffffff" draw:marker-start="Circle" draw:marker-start-width="0.6cm" draw:marker-start-center="true" draw:marker-end="Circle" draw:marker-end-width="0.6cm" draw:marker-end-center="true" draw:fill="none" fo:padding-top="0.1cm" fo:padding-bottom="0.1cm" fo:padding-left="0.1cm" fo:padding-right="0.1cm"/>
    </style:style>
    <style:style style:name="gr16" style:family="graphic" style:parent-style-name="standard">
      <style:graphic-properties draw:stroke="none" svg:stroke-width="0.2cm" svg:stroke-color="#ffffff" draw:marker-start-width="0.6cm" draw:marker-end-width="0.6cm" draw:fill-color="#ffffff" draw:textarea-horizontal-align="justify" draw:textarea-vertical-align="middle" draw:auto-grow-height="false" fo:min-height="0.166cm" fo:min-width="0.166cm"/>
    </style:style>
    <style:style style:name="gr17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7.6cm"/>
    </style:style>
    <style:style style:name="gr18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13.6cm"/>
    </style:style>
    <style:style style:name="gr19" style:family="graphic" style:parent-style-name="standard">
      <style:graphic-properties svg:stroke-width="0.2cm" draw:marker-start-width="0.65cm" draw:marker-end-width="0.65cm" draw:fill-color="#ff5722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0" style:family="graphic" style:parent-style-name="standard">
      <style:graphic-properties svg:stroke-width="0.2cm" svg:stroke-color="#ffffff" draw:marker-start-width="0.65cm" draw:marker-end-width="0.65cm" draw:fill-color="#ff5722" draw:textarea-horizontal-align="justify" draw:textarea-vertical-align="middle" draw:auto-grow-height="false" fo:min-height="1.904cm" fo:min-width="4.501cm" fo:padding-top="0.25cm" fo:padding-bottom="0.25cm" fo:padding-left="0.25cm" fo:padding-right="0.25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448aff" draw:textarea-horizontal-align="justify" draw:textarea-vertical-align="middle" draw:auto-grow-height="false" fo:min-height="0.914cm" fo:min-width="0.914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-color="#ff5722" draw:textarea-horizontal-align="justify" draw:textarea-vertical-align="middle" draw:auto-grow-height="false" fo:min-height="0.914cm" fo:min-width="0.914cm" fo:padding-top="0.25cm" fo:padding-bottom="0.25cm" fo:padding-left="0.25cm" fo:padding-right="0.25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draw:fill="none"/>
      <style:paragraph-properties style:writing-mode="lr-tb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2.43cm" fo:min-width="2.43cm"/>
      <style:paragraph-properties style:writing-mode="lr-tb"/>
    </style:style>
    <style:style style:name="gr28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2.43cm" fo:min-width="2.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  <style:paragraph-properties style:writing-mode="lr-tb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  <style:paragraph-properties style:writing-mode="lr-tb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min-height="7cm" fo:min-width="26.5cm" fo:padding-top="0.25cm" fo:padding-bottom="0.25cm" fo:padding-left="0.25cm" fo:padding-right="0.25cm"/>
      <style:paragraph-properties style:writing-mode="lr-tb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min-height="7cm" fo:min-width="26.5cm" fo:padding-top="0.25cm" fo:padding-bottom="0.25cm" fo:padding-left="0.25cm" fo:padding-right="0.25cm"/>
      <style:paragraph-properties style:writing-mode="lr-tb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448aff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ff5722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8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10" style:family="presentation" style:parent-style-name="Default-subtitle">
      <style:graphic-properties draw:fill-color="#ffffff" fo:min-height="15.001cm"/>
      <style:paragraph-properties style:writing-mode="lr-tb"/>
    </style:style>
    <style:style style:name="pr11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12" style:family="presentation" style:parent-style-name="Default-title">
      <style:graphic-properties fo:min-height="7.5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6cm" fo:padding-left="0.5cm" fo:padding-right="0.6cm"/>
      <style:paragraph-properties style:writing-mode="lr-tb"/>
    </style:style>
    <style:style style:name="pr14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1cm" fo:padding-left="0.5cm" fo:padding-right="0.1cm"/>
      <style:paragraph-properties style:writing-mode="lr-tb"/>
    </style:style>
    <style:style style:name="pr15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16" style:family="presentation" style:parent-style-name="Default-outline1">
      <style:graphic-properties draw:fill="solid" draw:fill-color="#c4c4c4" draw:fit-to-size="false" style:shrink-to-fit="false" fo:min-height="15.001cm" fo:padding-top="0.5cm" fo:padding-bottom="0.1cm" fo:padding-left="0.5cm" fo:padding-right="0.1cm"/>
      <style:paragraph-properties style:writing-mode="lr-tb"/>
    </style:style>
    <style:style style:name="pr17" style:family="presentation" style:parent-style-name="Default-notes">
      <style:graphic-properties draw:fill-color="#ffffff" fo:min-height="13.364cm"/>
      <style:paragraph-properties style:writing-mode="lr-tb"/>
    </style:style>
    <style:style style:name="pr18" style:family="presentation" style:parent-style-name="Default-outline1">
      <style:graphic-properties draw:fill="solid" draw:fill-color="#ffffff" fo:min-height="15.001cm"/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2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3" style:family="paragraph">
      <style:paragraph-properties fo:margin-left="0.5cm" fo:margin-right="0cm" fo:text-align="start" fo:text-indent="0cm" style:writing-mode="lr-tb"/>
      <style:text-properties fo:font-size="24pt" fo:font-weight="bold" style:font-weight-asian="bold" style:font-weight-complex="bold"/>
    </style:style>
    <style:style style:name="P14" style:family="paragraph">
      <loext:graphic-properties draw:fill-color="#c4c4c4"/>
      <style:paragraph-properties fo:text-align="start" style:writing-mode="lr-tb"/>
      <style:text-properties fo:font-size="24pt" fo:font-weight="bold" style:font-weight-asian="bold" style:font-weight-complex="bold"/>
    </style:style>
    <style:style style:name="P15" style:family="paragraph">
      <loext:graphic-properties draw:fill-color="#95b241"/>
      <style:paragraph-properties fo:text-align="center"/>
    </style:style>
    <style:style style:name="P16" style:family="paragraph">
      <loext:graphic-properties draw:fill="none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text-align="center" style:writing-mode="lr-tb"/>
      <style:text-properties fo:font-size="32pt" fo:font-weight="normal" style:font-size-asian="32pt" style:font-weight-asian="bold" style:font-size-complex="32pt" style:font-weight-complex="bold"/>
    </style:style>
    <style:style style:name="P19" style:family="paragraph">
      <loext:graphic-properties draw:fill-color="#404040"/>
      <style:paragraph-properties fo:text-align="center" style:writing-mode="lr-tb"/>
      <style:text-properties fo:font-size="32pt" fo:font-weight="normal" style:font-size-asian="32pt" style:font-weight-asian="bold" style:font-size-complex="32pt" style:font-weight-complex="bold"/>
    </style:style>
    <style:style style:name="P20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502da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-color="#3b70ee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5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c4c4c4"/>
      <style:paragraph-properties fo:text-align="center"/>
    </style:style>
    <style:style style:name="P29" style:family="paragraph">
      <loext:graphic-properties draw:fill-color="#ff5722"/>
      <style:paragraph-properties fo:text-align="center"/>
    </style:style>
    <style:style style:name="P30" style:family="paragraph">
      <loext:graphic-properties draw:fill-color="#ff572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-color="#448aff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3" style:family="paragraph">
      <loext:graphic-properties draw:fill="none"/>
      <style:paragraph-properties style:writing-mode="lr-tb"/>
      <style:text-properties fo:font-size="18pt"/>
    </style:style>
    <style:style style:name="P34" style:family="paragraph">
      <style:paragraph-properties fo:text-align="start"/>
    </style:style>
    <style:style style:name="P35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36" style:family="paragraph">
      <style:paragraph-properties fo:margin-top="0cm" fo:margin-bottom="0cm" fo:line-height="100%">
        <style:tab-stops/>
      </style:paragraph-properties>
    </style:style>
    <style:style style:name="P37" style:family="paragraph">
      <loext:graphic-properties draw:fill="solid" draw:fill-color="#c4c4c4"/>
      <style:paragraph-properties fo:margin-top="0cm" fo:margin-bottom="0cm" fo:line-height="100%" style:writing-mode="lr-tb">
        <style:tab-stops/>
      </style:paragraph-properties>
      <style:text-properties style:font-name="Courier New" fo:font-size="12pt" style:font-size-asian="12pt" style:font-size-complex="12pt"/>
    </style:style>
    <style:style style:name="P38" style:family="paragraph">
      <loext:graphic-properties draw:fill="solid" draw:fill-color="#c4c4c4"/>
      <style:paragraph-properties fo:margin-top="0cm" fo:margin-bottom="0cm" fo:line-height="100%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39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5pt" style:font-size-complex="15pt"/>
    </style:style>
    <style:style style:name="P40" style:family="paragraph">
      <loext:graphic-properties draw:fill="solid" draw:fill-color="#448aff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1" style:family="paragraph">
      <loext:graphic-properties draw:fill="solid" draw:fill-color="#ff572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style:writing-mode="lr-tb"/>
    </style:style>
    <style:style style:name="P43" style:family="paragraph">
      <style:paragraph-properties fo:text-align="center"/>
    </style:style>
    <style:style style:name="P44" style:family="paragraph">
      <loext:graphic-properties draw:fill="none"/>
      <style:paragraph-properties fo:text-align="center" style:writing-mode="lr-tb"/>
      <style:text-properties style:font-name="Arial5"/>
    </style:style>
    <style:style style:name="P4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6" style:family="paragraph">
      <style:paragraph-properties fo:margin-left="0cm" fo:margin-right="0cm" fo:text-align="start" fo:text-indent="0cm"/>
    </style:style>
    <style:style style:name="P4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48" style:family="paragraph">
      <style:paragraph-properties fo:text-align="center" style:writing-mode="lr-tb"/>
      <style:text-properties fo:font-size="18pt" style:font-size-asian="18pt" style:font-size-complex="18pt"/>
    </style:style>
    <style:style style:name="P49" style:family="paragraph">
      <loext:graphic-properties draw:fill-color="#c4c4c4"/>
      <style:paragraph-properties fo:text-align="center" style:writing-mode="lr-tb"/>
      <style:text-properties fo:font-size="18pt" style:font-size-asian="18pt" style:font-size-complex="18pt"/>
    </style:style>
    <style:style style:name="P50" style:family="paragraph">
      <loext:graphic-properties draw:fill="none"/>
      <style:text-properties style:font-name="Arial5" fo:font-weight="normal" style:font-weight-asian="normal" style:font-weight-complex="normal"/>
    </style:style>
    <style:style style:name="P5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2" style:family="paragraph">
      <style:paragraph-properties fo:text-align="end"/>
    </style:style>
    <style:style style:name="P53" style:family="paragraph">
      <loext:graphic-properties draw:fill="none" draw:fill-color="#ffffff"/>
      <style:paragraph-properties fo:text-align="end" style:writing-mode="lr-tb"/>
      <style:text-properties fo:font-weight="bold" style:font-weight-asian="bold" style:font-weight-complex="bold"/>
    </style:style>
    <style:style style:name="P54" style:family="paragraph">
      <loext:graphic-properties draw:fill="none"/>
      <style:paragraph-properties fo:text-align="center"/>
    </style:style>
    <style:style style:name="P55" style:family="paragraph">
      <loext:graphic-properties draw:fill-color="#ffffff"/>
      <style:paragraph-properties style:writing-mode="lr-tb"/>
      <style:text-properties fo:font-size="20pt"/>
    </style:style>
    <style:style style:name="P56" style:family="paragraph">
      <loext:graphic-properties draw:fill="solid" draw:fill-color="#ffffff"/>
      <style:paragraph-properties style:writing-mode="lr-tb"/>
    </style:style>
    <style:style style:name="P5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58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2pt" style:font-size-asian="18pt" style:font-size-complex="18pt"/>
    </style:style>
    <style:style style:name="T6" style:family="text">
      <style:text-properties fo:font-size="15pt" style:font-size-asian="18pt" style:font-weight-asian="normal" style:font-size-complex="18pt"/>
    </style:style>
    <style:style style:name="T7" style:family="text">
      <style:text-properties fo:font-size="32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normal" style:font-weight-asian="normal" style:font-weight-complex="normal"/>
    </style:style>
    <style:style style:name="T1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/>
    </style:style>
    <style:style style:name="T16" style:family="text">
      <style:text-properties style:font-name="Courier New" fo:font-size="12pt" style:font-size-asian="12pt" style:font-size-complex="12pt"/>
    </style:style>
    <style:style style:name="T17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0" style:family="text">
      <style:text-properties style:font-name="Courier New" fo:font-size="12pt" style:font-size-asian="15pt" style:font-size-complex="15pt"/>
    </style:style>
    <style:style style:name="T21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22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23" style:family="text">
      <style:text-properties style:use-window-font-color="true" loext:opacity="0%" fo:font-weight="bold" style:font-weight-asian="bold" style:font-weight-complex="bold"/>
    </style:style>
    <style:style style:name="T24" style:family="text">
      <style:text-properties style:font-name="Arial5"/>
    </style:style>
    <style:style style:name="T25" style:family="text">
      <style:text-properties fo:font-size="15pt" style:font-size-asian="15pt" style:font-weight-asian="normal" style:font-size-complex="15pt"/>
    </style:style>
    <style:style style:name="T26" style:family="text">
      <style:text-properties fo:color="#b62118" loext:opacity="100%" fo:font-weight="bold" style:font-weight-asian="bold" style:font-weight-complex="bold"/>
    </style:style>
    <style:style style:name="T27" style:family="text">
      <style:text-properties fo:font-size="18pt" style:font-size-asian="18pt" style:font-weight-asian="normal" style:font-size-complex="18pt"/>
    </style:style>
    <style:style style:name="T28" style:family="text">
      <style:text-properties fo:font-size="32pt" fo:font-weight="bold" style:font-weight-asian="bold" style:font-weight-complex="bold"/>
    </style:style>
    <style:style style:name="T29" style:family="text">
      <style:text-properties fo:font-size="32pt" fo:font-weight="normal" style:font-weight-asian="normal" style:font-weight-complex="normal"/>
    </style:style>
    <style:style style:name="T3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Error Handl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6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ocus of L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atching the Common Bu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xample of Poor Error Handling Code [1]</text:p>
          </draw:text-box>
        </draw:frame>
        <draw:frame presentation:style-name="pr9" draw:text-style-name="P7" draw:layer="layout" svg:width="27cm" svg:height="11.5cm" svg:x="0.5cm" svg:y="2.25cm" presentation:class="outline" presentation:user-transformed="true">
          <draw:text-box>
            <text:p text:style-name="P6"><text:span text:style-name="T5">public int readInt(File f, Buffer b) throws ParseException {</text:span></text:p>
            <text:p text:style-name="P6"><text:span text:style-name="T5"><text:s text:c="2"/></text:span><text:span text:style-name="T5">int result = 0;</text:span></text:p>
            <text:p text:style-name="P6"><text:span text:style-name="T5"><text:s text:c="2"/></text:span><text:span text:style-name="T5">try {</text:span></text:p>
            <text:p text:style-name="P6"><text:span text:style-name="T5"><text:s text:c="4"/></text:span><text:span text:style-name="T5">FileInputStream fis = new FileInputStream(f);</text:span></text:p>
            <text:p text:style-name="P6"><text:span text:style-name="T5"><text:s text:c="4"/></text:span><text:span text:style-name="T5">fis.read(b);</text:span></text:p>
            <text:p text:style-name="P6"><text:span text:style-name="T5"><text:s text:c="4"/></text:span><text:span text:style-name="T5">result = Integer.parse(b.toString());</text:span></text:p>
            <text:p text:style-name="P6"><text:span text:style-name="T5"><text:s text:c="2"/></text:span><text:span text:style-name="T5">} catch (Exception ex) {</text:span></text:p>
            <text:p text:style-name="P6"><text:span text:style-name="T5"><text:s text:c="4"/></text:span><text:span text:style-name="T5">// do nothing</text:span></text:p>
            <text:p text:style-name="P6"><text:span text:style-name="T5"><text:s text:c="2"/></text:span><text:span text:style-name="T5">}</text:span></text:p>
            <text:p text:style-name="P6"><text:span text:style-name="T5"/></text:p>
            <text:p text:style-name="P6"><text:span text:style-name="T5"><text:s text:c="2"/></text:span><text:span text:style-name="T5">if (result == 0) {</text:span></text:p>
            <text:p text:style-name="P6"><text:span text:style-name="T5"><text:s text:c="4"/></text:span><text:span text:style-name="T5">// there should never be “0” in file</text:span></text:p>
            <text:p text:style-name="P6"><text:span text:style-name="T5"><text:s text:c="4"/></text:span><text:span text:style-name="T5">System.out.println(“something went wrong!”);</text:span></text:p>
            <text:p text:style-name="P6"><text:span text:style-name="T5"><text:s text:c="4"/></text:span><text:span text:style-name="T5">return -1;</text:span></text:p>
            <text:p text:style-name="P6"><text:span text:style-name="T5"><text:s text:c="2"/></text:span><text:span text:style-name="T5">}</text:span></text:p>
            <text:p text:style-name="P6"><text:span text:style-name="T5"/></text:p>
            <text:p text:style-name="P6"><text:span text:style-name="T5"><text:s text:c="2"/></text:span><text:span text:style-name="T5">return result;</text:span></text:p>
            <text:p text:style-name="P6"><text:span text:style-name="T5">}</text:span></text:p>
            <text:p text:style-name="P6"><text:span text:style-name="T5"/></text:p>
          </draw:text-box>
        </draw:frame>
        <draw:frame draw:style-name="gr2" draw:text-style-name="P9" draw:layer="layout" svg:width="20cm" svg:height="4cm" svg:x="0cm" svg:y="11.75cm">
          <draw:text-box>
            <text:p text:style-name="P8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ings Wrong with Exampl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pendability and Fault Tolerance</text:p>
          </draw:text-box>
        </draw:frame>
        <draw:frame presentation:style-name="pr10" draw:text-style-name="P11" draw:layer="layout" svg:width="27cm" svg:height="11.5cm" svg:x="0.5cm" svg:y="2.25cm" presentation:class="subtitle">
          <draw:text-box>
            <text:p text:style-name="P10"><text:span text:style-name="T7">If bugs are inevitable,</text:span></text:p>
            <text:p text:style-name="P10"><text:span text:style-name="T7">how to handle them?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4" draw:layer="layout" svg:width="27cm" svg:height="13cm" svg:x="0.5cm" svg:y="2.25cm">
          <text:p text:style-name="P12"><text:span text:style-name="T8">Ter</text:span><text:span text:style-name="T8">min</text:span><text:span text:style-name="T8">olo</text:span><text:span text:style-name="T8">gy</text:span></text:p>
          <text:list text:style-name="L4">
            <text:list-item>
              <text:p text:style-name="P13"><text:span text:style-name="T9">Sy</text:span><text:span text:style-name="T9">ste</text:span><text:span text:style-name="T9">m</text:span></text:p>
            </text:list-item>
            <text:list-item>
              <text:p text:style-name="P13"><text:span text:style-name="T9">Co</text:span><text:span text:style-name="T9">rre</text:span><text:span text:style-name="T9">ct </text:span><text:span text:style-name="T9">ser</text:span><text:span text:style-name="T9">vic</text:span><text:span text:style-name="T9">e</text:span></text:p>
            </text:list-item>
            <text:list-item>
              <text:p text:style-name="P13"><text:span text:style-name="T9">Inc</text:span><text:span text:style-name="T9">orr</text:span><text:span text:style-name="T9">ect </text:span><text:span text:style-name="T9">ser</text:span><text:span text:style-name="T9">vic</text:span><text:span text:style-name="T9">e</text:span></text:p>
            </text:list-item>
            <text:list-item>
              <text:p text:style-name="P13"><text:span text:style-name="T9">Co</text:span><text:span text:style-name="T9">mp</text:span><text:span text:style-name="T9">on</text:span><text:span text:style-name="T9">ent</text:span></text:p>
            </text:list-item>
            <text:list-item>
              <text:p text:style-name="P13"><text:span text:style-name="T9">Bo</text:span><text:span text:style-name="T9">un</text:span><text:span text:style-name="T9">dar</text:span><text:span text:style-name="T9">y</text:span></text:p>
            </text:list-item>
            <text:list-item>
              <text:p text:style-name="P13"><text:span text:style-name="T9">Int</text:span><text:span text:style-name="T9">erf</text:span><text:span text:style-name="T9">ac</text:span><text:span text:style-name="T9">e</text:span></text:p>
            </text:list-item>
            <text:list-item>
              <text:p text:style-name="P13"><text:span text:style-name="T9">Str</text:span><text:span text:style-name="T9">uct</text:span><text:span text:style-name="T9">ure</text:span></text:p>
            </text:list-item>
            <text:list-item>
              <text:p text:style-name="P13"><text:span text:style-name="T9">Be</text:span><text:span text:style-name="T9">ha</text:span><text:span text:style-name="T9">vio</text:span><text:span text:style-name="T9">r</text:span></text:p>
            </text:list-item>
            <text:list-item>
              <text:p text:style-name="P13"><text:span text:style-name="T9">St</text:span><text:span text:style-name="T9">ate</text:span></text:p>
            </text:list-item>
            <text:list-item>
              <text:p text:style-name="P13"><text:span text:style-name="T9">Us</text:span><text:span text:style-name="T9">e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8cm" svg:height="1.75cm" svg:x="0cm" svg:y="0cm" presentation:class="title">
          <draw:text-box>
            <text:p>System Model</text:p>
          </draw:text-box>
        </draw:frame>
        <draw:g>
          <draw:g>
            <draw:line draw:style-name="gr4" draw:layer="layout" svg:x1="12cm" svg:y1="9.8cm" svg:x2="12cm" svg:y2="7.3cm">
              <text:p/>
            </draw:line>
            <draw:line draw:style-name="gr4" draw:layer="layout" svg:x1="11cm" svg:y1="8.8cm" svg:x2="12cm" svg:y2="9.3cm">
              <text:p/>
            </draw:line>
            <draw:line draw:style-name="gr4" draw:layer="layout" svg:x1="12cm" svg:y1="9.3cm" svg:x2="13cm" svg:y2="8.8cm">
              <text:p/>
            </draw:line>
            <draw:line draw:style-name="gr4" draw:layer="layout" svg:x1="12cm" svg:y1="9.8cm" svg:x2="13cm" svg:y2="11.3cm">
              <text:p/>
            </draw:line>
            <draw:line draw:style-name="gr4" draw:layer="layout" svg:x1="12cm" svg:y1="9.8cm" svg:x2="11cm" svg:y2="11.3cm">
              <text:p/>
            </draw:line>
            <draw:custom-shape draw:style-name="gr5" draw:text-style-name="P15" draw:layer="layout" svg:width="2cm" svg:height="2cm" svg:x="11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16" draw:layer="layout" svg:x1="15cm" svg:y1="8.8cm" svg:x2="13cm" svg:y2="8.8cm">
            <text:p/>
          </draw:line>
          <draw:custom-shape draw:style-name="gr7" draw:text-style-name="P17" draw:layer="layout" svg:width="1cm" svg:height="1cm" svg:x="14.5cm" svg:y="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9" draw:layer="layout" svg:width="12cm" svg:height="12cm" svg:x="15cm" svg:y="2.75cm">
            <text:p text:style-name="P18"><text:span text:style-name="T10">Sy</text:span><text:span text:style-name="T10">ste</text:span><text:span text:style-name="T10">m</text:span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16" draw:layer="layout" svg:x1="17.8cm" svg:y1="7.15cm" svg:x2="24.2cm" svg:y2="7.15cm">
              <text:p/>
            </draw:line>
            <draw:line draw:style-name="gr9" draw:text-style-name="P16" draw:layer="layout" svg:x1="17.8cm" svg:y1="7.15cm" svg:x2="21cm" svg:y2="11.55cm">
              <text:p/>
            </draw:line>
            <draw:line draw:style-name="gr9" draw:text-style-name="P16" draw:layer="layout" svg:x1="21cm" svg:y1="11.55cm" svg:x2="24.2cm" svg:y2="7.15cm">
              <text:p/>
            </draw:line>
            <draw:custom-shape draw:style-name="gr10" draw:text-style-name="P21" draw:layer="layout" svg:width="3.2cm" svg:height="3.2cm" svg:x="16.2cm" svg:y="5.55cm">
              <text:p text:style-name="P20"><text:span text:style-name="T10">C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2" draw:layer="layout" svg:width="3.2cm" svg:height="3.2cm" svg:x="22.6cm" svg:y="5.55cm">
              <text:p text:style-name="P20"><text:span text:style-name="T10">C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4" draw:layer="layout" svg:width="4.8cm" svg:height="4.8cm" svg:x="18.6cm" svg:y="9.15cm">
              <text:p text:style-name="P23"><text:span text:style-name="T10"/></text:p>
              <text:p text:style-name="P23"><text:span text:style-name="T10">C3</text:span></text:p>
              <text:p text:style-name="P23"><text:span text:style-name="T11"/></text:p>
              <text:p text:style-name="P23"><text:span text:style-name="T11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3" draw:text-style-name="P26" draw:layer="layout" svg:width="1.6cm" svg:height="1.6cm" svg:x="19cm" svg:y="11.151cm">
                <text:p text:style-name="P25"><text:span text:style-name="T12">C3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27" draw:layer="layout" svg:width="1.6cm" svg:height="1.6cm" svg:x="21.4cm" svg:y="11.151cm">
                <text:p text:style-name="P25"><text:span text:style-name="T12">C3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5" draw:text-style-name="P16" draw:layer="layout" svg:x1="20.6cm" svg:y1="11.951cm" svg:x2="21.4cm" svg:y2="11.951cm">
                <text:p/>
              </draw:line>
            </draw:g>
          </draw:g>
          <draw:custom-shape draw:style-name="gr16" draw:text-style-name="P17" draw:layer="layout" svg:width="0.8cm" svg:height="0.8cm" svg:x="18.281cm" svg:y="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7" draw:layer="layout" svg:width="0.8cm" svg:height="0.8cm" svg:x="19.16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7" draw:layer="layout" svg:width="0.8cm" svg:height="0.8cm" svg:x="19.08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7" draw:layer="layout" svg:width="0.8cm" svg:height="0.8cm" svg:x="22.20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7" draw:layer="layout" svg:width="0.8cm" svg:height="0.8cm" svg:x="22.04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7" draw:layer="layout" svg:width="0.8cm" svg:height="0.8cm" svg:x="22.84cm" svg:y="8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aul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rror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3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ail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17" draw:text-style-name="P28" draw:layer="layout" svg:width="8cm" svg:height="4cm" svg:x="18cm" svg:y="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14cm" svg:height="4cm" svg:x="10cm" svg:y="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8cm" svg:height="1.75cm" svg:x="0cm" svg:y="0cm" presentation:class="title">
          <draw:text-box>
            <text:p>Process Leading to Service Failure</text:p>
          </draw:text-box>
        </draw:frame>
        <draw:g xml:id="id6" draw:id="id6">
          <draw:line draw:style-name="gr4" draw:layer="layout" svg:x1="12cm" svg:y1="6.5cm" svg:x2="12cm" svg:y2="4cm">
            <text:p/>
          </draw:line>
          <draw:line draw:style-name="gr4" draw:layer="layout" svg:x1="11cm" svg:y1="5.5cm" svg:x2="12cm" svg:y2="6cm">
            <text:p/>
          </draw:line>
          <draw:line draw:style-name="gr4" draw:layer="layout" svg:x1="12cm" svg:y1="6cm" svg:x2="13cm" svg:y2="5.5cm">
            <text:p/>
          </draw:line>
          <draw:line draw:style-name="gr4" draw:layer="layout" svg:x1="12cm" svg:y1="6.5cm" svg:x2="13cm" svg:y2="8cm">
            <text:p/>
          </draw:line>
          <draw:line draw:style-name="gr4" draw:layer="layout" svg:x1="12cm" svg:y1="6.5cm" svg:x2="11cm" svg:y2="8cm">
            <text:p/>
          </draw:line>
          <draw:custom-shape draw:style-name="gr19" draw:text-style-name="P29" draw:layer="layout" svg:width="2cm" svg:height="2cm" svg:x="1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30" xml:id="id7" draw:id="id7" draw:layer="layout" svg:width="5cm" svg:height="3cm" svg:x="2cm" svg:y="9.5cm">
          <text:p text:style-name="P20"><text:span text:style-name="T10">Fault</text:span></text:p>
          <text:p text:style-name="P20"><text:span text:style-name="T10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31" xml:id="id3" draw:id="id3" draw:layer="layout" svg:width="2cm" svg:height="2cm" svg:x="23cm" svg:y="10.049cm">
          <text:p text:style-name="P20"><text:span text:style-name="T1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xml:id="id2" draw:id="id2" draw:layer="layout" svg:width="2cm" svg:height="2cm" svg:x="17cm" svg:y="10cm">
          <text:p text:style-name="P20"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xml:id="id1" draw:id="id1" draw:layer="layout" svg:width="2cm" svg:height="2cm" svg:x="11cm" svg:y="10cm">
          <text:p text:style-name="P20"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1" xml:id="id5" draw:id="id5" draw:layer="layout" svg:width="2cm" svg:height="2cm" svg:x="17cm" svg:y="4.5cm">
          <text:p text:style-name="P20"><text:span text:style-name="T1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xml:id="id4" draw:id="id4" draw:layer="layout" svg:width="2cm" svg:height="2cm" svg:x="23cm" svg:y="4.5cm">
          <text:p text:style-name="P20"><text:span text:style-name="T1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2" draw:layer="layout" draw:type="line" svg:x1="13cm" svg:y1="11cm" svg:x2="17cm" svg:y2="11cm" draw:start-shape="id1" draw:start-glue-point="10" draw:end-shape="id2" draw:end-glue-point="6" svg:d="M13000 11000h4000" svg:viewBox="0 0 4001 1">
          <text:p><text:span text:style-name="T14">Error</text:span></text:p>
          <text:p><text:span text:style-name="T14"/></text:p>
          <text:p><text:span text:style-name="T14">propagation</text:span></text:p>
        </draw:connector>
        <draw:connector draw:style-name="gr23" draw:text-style-name="P32" draw:layer="layout" draw:type="line" svg:x1="19cm" svg:y1="11cm" svg:x2="23cm" svg:y2="11.049cm" draw:start-shape="id2" draw:start-glue-point="10" draw:end-shape="id3" draw:end-glue-point="6" svg:d="M19000 11000l4000 49" svg:viewBox="0 0 4001 50">
          <text:p><text:span text:style-name="T14">Error</text:span></text:p>
          <text:p><text:span text:style-name="T14"/></text:p>
          <text:p><text:span text:style-name="T14">propagation</text:span></text:p>
        </draw:connector>
        <draw:connector draw:style-name="gr24" draw:text-style-name="P16" draw:layer="layout" draw:type="line" svg:x1="24cm" svg:y1="10.049cm" svg:x2="24cm" svg:y2="6.5cm" draw:start-shape="id3" draw:start-glue-point="4" draw:end-shape="id4" draw:end-glue-point="8" svg:d="M24000 10049v-3549" svg:viewBox="0 0 1 3550">
          <text:p/>
        </draw:connector>
        <draw:connector draw:style-name="gr24" draw:text-style-name="P16" draw:layer="layout" draw:type="line" svg:x1="23cm" svg:y1="5.5cm" svg:x2="19cm" svg:y2="5.5cm" draw:start-shape="id4" draw:start-glue-point="6" draw:end-shape="id5" draw:end-glue-point="10" svg:d="M23000 5500h-4000" svg:viewBox="0 0 4001 1">
          <text:p/>
        </draw:connector>
        <draw:connector draw:style-name="gr23" draw:text-style-name="P32" draw:layer="layout" draw:type="line" svg:x1="17cm" svg:y1="5.5cm" svg:x2="13cm" svg:y2="5.5cm" draw:start-shape="id5" draw:start-glue-point="6" draw:end-shape="id6" draw:end-glue-point="1" svg:d="M17000 5500h-4000" svg:viewBox="0 0 4001 1">
          <text:p><text:span text:style-name="T14">Service</text:span></text:p>
          <text:p><text:span text:style-name="T14"/></text:p>
          <text:p><text:span text:style-name="T14">failure</text:span></text:p>
        </draw:connector>
        <draw:connector draw:style-name="gr23" draw:text-style-name="P32" draw:layer="layout" draw:type="line" svg:x1="7cm" svg:y1="11cm" svg:x2="11cm" svg:y2="11cm" draw:start-shape="id7" draw:start-glue-point="7" draw:end-shape="id1" draw:end-glue-point="6" svg:d="M7000 11000h4000" svg:viewBox="0 0 4001 1">
          <text:p><text:span text:style-name="T14">Fault</text:span><text:span text:style-name="T14"><text:line-break/></text:span><text:span text:style-name="T14"><text:line-break/></text:span><text:span text:style-name="T14">activation</text:span></text:p>
        </draw:connector>
        <draw:frame draw:style-name="gr25" draw:text-style-name="P33" draw:layer="layout" svg:width="5.5cm" svg:height="3cm" draw:transform="rotate (1.5707963267949) translate (22.5cm 11cm)">
          <draw:text-box>
            <text:p><text:span text:style-name="T15">Component</text:span></text:p>
            <text:p><text:span text:style-name="T15"><text:line-break/></text:span><text:span text:style-name="T15">failur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cess Leading to Error Handling</text:p>
          </draw:text-box>
        </draw:frame>
        <draw:frame presentation:style-name="pr11" draw:text-style-name="P35" draw:layer="layout" svg:width="27cm" svg:height="11.5cm" svg:x="0.5cm" svg:y="2.25cm" presentation:class="subtitle">
          <draw:text-box>
            <text:list text:style-name="L5">
              <text:list-item>
                <text:p text:style-name="P34"><text:span text:style-name="T1">Detection</text:span></text:p>
              </text:list-item>
              <text:list-item>
                <text:p text:style-name="P34"><text:span text:style-name="T1">Signaling</text:span></text:p>
              </text:list-item>
              <text:list-item>
                <text:p text:style-name="P34"><text:span text:style-name="T1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rror Detec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If an error is an incorrect state of a component, how to detect it?</text:p>
                <text:list>
                  <text:list-item>
                    <text:p>You can’t (in normal programm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you can detect a failure to deliver the promised service</text:p>
                <text:list>
                  <text:list-item>
                    <text:p>How? Using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xamples of Error Detection</text:p>
          </draw:text-box>
        </draw:frame>
        <draw:frame presentation:style-name="pr9" draw:text-style-name="P37" draw:layer="layout" svg:width="27cm" svg:height="11.5cm" svg:x="0.5cm" svg:y="2.25cm" presentation:class="outline">
          <draw:text-box>
            <text:p text:style-name="P36"><text:span text:style-name="T16">public void insert(int i, String c) {</text:span></text:p>
            <text:p text:style-name="P36"><text:span text:style-name="T17"><text:s text:c="2"/></text:span><text:span text:style-name="T17">// assert preconditions</text:span></text:p>
            <text:p text:style-name="P36"><text:span text:style-name="T18"><text:s text:c="2"/></text:span><text:span text:style-name="T18">assertIsValidIndex(i, getNoComponents() + 1);</text:span></text:p>
            <text:p text:style-name="P36"><text:span text:style-name="T18"><text:s text:c="2"/></text:span><text:span text:style-name="T18">assertIsNonNullArgument(c);</text:span></text:p>
            <text:p text:style-name="P36"><text:span text:style-name="T18"/></text:p>
            <text:p text:style-name="P36"><text:span text:style-name="T17"><text:s text:c="2"/></text:span><text:span text:style-name="T17">// prepare assertion of postconditions</text:span></text:p>
            <text:p text:style-name="P36"><text:span text:style-name="T18"><text:s text:c="2"/></text:span><text:span text:style-name="T18">int oldNoComponents = getNoComponents();</text:span></text:p>
            <text:p text:style-name="P36"><text:span text:style-name="T18"/></text:p>
            <text:p text:style-name="P36"><text:span text:style-name="T16"><text:s text:c="2"/></text:span><text:span text:style-name="T16">doInsert(i, c);</text:span></text:p>
            <text:p text:style-name="P36"><text:span text:style-name="T16"/></text:p>
            <text:p text:style-name="P36"><text:span text:style-name="T16"><text:s text:c="2"/></text:span><text:span text:style-name="T16">// assert postconditions</text:span></text:p>
            <text:p text:style-name="P36"><text:span text:style-name="T18"><text:s text:c="2"/></text:span><text:span text:style-name="T18">assert (oldNoComponents + 1) == getNoComponents() : "...";</text:span></text:p>
            <text:p text:style-name="P36"><text:span text:style-name="T18"/></text:p>
            <text:p text:style-name="P36"><text:span text:style-name="T18"><text:s text:c="2"/></text:span><text:span text:style-name="T18">assertClassInvariants();</text:span></text:p>
            <text:p text:style-name="P36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rror Capture / Represent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Information to be captured</text:p>
                <text:list>
                  <text:list-item>
                    <text:p>Error ID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xamples of Error Representation</text:p>
          </draw:text-box>
        </draw:frame>
        <draw:frame presentation:style-name="pr9" draw:text-style-name="P38" draw:layer="layout" svg:width="27cm" svg:height="3.5cm" svg:x="0.5cm" svg:y="2.25cm" presentation:class="outline" presentation:user-transformed="true">
          <draw:text-box>
            <text:p text:style-name="P36"><text:span text:style-name="T5">protected void assertIsValidIndex(int i) throws IndexOutOf... {</text:span></text:p>
            <text:p text:style-name="P36"><text:span text:style-name="T5"><text:s text:c="2"/></text:span><text:span text:style-name="T5">if ((i &lt; 0) || (i &gt;= getNoComponents())) {</text:span></text:p>
            <text:p text:style-name="P36"><text:span text:style-name="T5"><text:s text:c="4"/></text:span><text:span text:style-name="T5">throw </text:span><text:span text:style-name="T19">new IndexOutOfBoundsException("invalid index = " + i);</text:span></text:p>
            <text:p text:style-name="P36"><text:span text:style-name="T5"><text:s text:c="2"/></text:span><text:span text:style-name="T5">}</text:span></text:p>
            <text:p text:style-name="P36"><text:span text:style-name="T5">}</text:span></text:p>
            <text:p text:style-name="P36"><text:span text:style-name="T5"/></text:p>
            <text:p text:style-name="P36"><text:span text:style-name="T5"/></text:p>
          </draw:text-box>
        </draw:frame>
        <draw:frame presentation:style-name="pr9" draw:text-style-name="P38" draw:layer="layout" svg:width="27cm" svg:height="8cm" svg:x="0.5cm" svg:y="5.75cm" presentation:class="outline" presentation:user-transformed="true">
          <draw:text-box>
            <text:p text:style-name="P36"><text:span text:style-name="T5">public class RegExpParseException extends ParseException {</text:span></text:p>
            <text:p text:style-name="P36"><text:span text:style-name="T19"><text:s text:c="2"/></text:span><text:span text:style-name="T19">protected String regExp = "";</text:span></text:p>
            <text:p text:style-name="P36"><text:span text:style-name="T5"/></text:p>
            <text:p text:style-name="P36"><text:span text:style-name="T5"><text:s text:c="2"/></text:span><text:span text:style-name="T5">public RegExpParseException(</text:span><text:span text:style-name="T19">String msg, String exp, int offset</text:span><text:span text:style-name="T5">) {</text:span></text:p>
            <text:p text:style-name="P36"><text:span text:style-name="T19"><text:s text:c="4"/></text:span><text:span text:style-name="T19">super(msg, offset);</text:span></text:p>
            <text:p text:style-name="P36"><text:span text:style-name="T19"><text:s text:c="4"/></text:span><text:span text:style-name="T19">regExp = exp;</text:span></text:p>
            <text:p text:style-name="P36"><text:span text:style-name="T5"><text:s text:c="2"/></text:span><text:span text:style-name="T5">}</text:span></text:p>
            <text:p text:style-name="P36"><text:span text:style-name="T5"/></text:p>
            <text:p text:style-name="P36"><text:span text:style-name="T5"><text:s text:c="2"/></text:span><text:span text:style-name="T5">public String </text:span><text:span text:style-name="T19">getRegExp</text:span><text:span text:style-name="T5">() {</text:span></text:p>
            <text:p text:style-name="P36"><text:span text:style-name="T5"><text:s text:c="4"/></text:span><text:span text:style-name="T5">return regExp;</text:span></text:p>
            <text:p text:style-name="P36"><text:span text:style-name="T5"><text:s text:c="2"/></text:span><text:span text:style-name="T5">}</text:span></text:p>
            <text:p text:style-name="P36"><text:span text:style-name="T5"/></text:p>
            <text:p text:style-name="P36"><text:span text:style-name="T5"><text:s text:c="2"/></text:span><text:span text:style-name="T5">... </text:span></text:p>
            <text:p text:style-name="P36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rror Logg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Possibly log the error information using system logger</text:p>
                <text:list>
                  <text:list-item>
                    <text:p>May be helpful in case (poor) using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rror Signal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Normal vs. Abnormal Program Stat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Methods for Error Signal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xercise for Error Detection and Signal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lution Using Error Codes</text:p>
          </draw:text-box>
        </draw:frame>
        <draw:frame presentation:style-name="pr13" draw:text-style-name="P39" draw:layer="layout" svg:width="27cm" svg:height="12cm" svg:x="0.5cm" svg:y="2.25cm" presentation:class="outline" presentation:user-transformed="true">
          <draw:text-box>
            <text:p text:style-name="P6"><text:span text:style-name="T20">public class File {</text:span></text:p>
            <text:p text:style-name="P6"><text:span text:style-name="T20"><text:s text:c="2"/></text:span><text:span text:style-name="T20">public static final int NO_ERROR = 0;</text:span></text:p>
            <text:p text:style-name="P6"><text:span text:style-name="T20"><text:s text:c="2"/></text:span><text:span text:style-name="T20">public static final int ERROR_END_OF_FILE = 1;</text:span></text:p>
            <text:p text:style-name="P6"><text:span text:style-name="T20"><text:s text:c="2"/></text:span><text:span text:style-name="T20">public static final int ERROR_PARITY = 2;</text:span></text:p>
            <text:p text:style-name="P6"><text:span text:style-name="T20"/></text:p>
            <text:p text:style-name="P6"><text:span text:style-name="T20"><text:s text:c="2"/></text:span><text:span text:style-name="T20">public </text:span><text:span text:style-name="T21">int</text:span><text:span text:style-name="T20"> readBytes(</text:span><text:span text:style-name="T21">Buffer buf</text:span><text:span text:style-name="T20">, int no) {</text:span></text:p>
            <text:p text:style-name="P6"><text:span text:style-name="T20"><text:s text:c="4"/></text:span><text:span text:style-name="T20">while (no-- &gt;= 0) {</text:span></text:p>
            <text:p text:style-name="P6"><text:span text:style-name="T20"><text:s text:c="6"/></text:span><text:span text:style-name="T20">int err = readByte(buf);</text:span></text:p>
            <text:p text:style-name="P6"><text:span text:style-name="T20"><text:s text:c="6"/></text:span><text:span text:style-name="T20">if (err != 0) return err;</text:span></text:p>
            <text:p text:style-name="P6"><text:span text:style-name="T20"><text:s text:c="4"/></text:span><text:span text:style-name="T20">}</text:span></text:p>
            <text:p text:style-name="P6"><text:span text:style-name="T20"><text:s text:c="4"/></text:span><text:span text:style-name="T20">return </text:span><text:span text:style-name="T21">0</text:span><text:span text:style-name="T20">;</text:span></text:p>
            <text:p text:style-name="P6"><text:span text:style-name="T20"><text:s text:c="2"/></text:span><text:span text:style-name="T20">}</text:span></text:p>
            <text:p text:style-name="P6"><text:span text:style-name="T20"/></text:p>
            <text:p text:style-name="P6"><text:span text:style-name="T20"><text:s text:c="2"/></text:span><text:span text:style-name="T20">protected </text:span><text:span text:style-name="T21">int</text:span><text:span text:style-name="T20"> readByte(</text:span><text:span text:style-name="T21">Buffer buf</text:span><text:span text:style-name="T20">) {</text:span></text:p>
            <text:p text:style-name="P6"><text:span text:style-name="T20"><text:s text:c="4"/></text:span><text:span text:style-name="T20">if (handle.isEOF()) return </text:span><text:span text:style-name="T21">ERROR_END_OF_FILE</text:span><text:span text:style-name="T20">;</text:span></text:p>
            <text:p text:style-name="P6"><text:span text:style-name="T20"><text:s text:c="4"/></text:span><text:span text:style-name="T20">byte next = handle.getNextByte();</text:span></text:p>
            <text:p text:style-name="P6"><text:span text:style-name="T20"><text:s text:c="4"/></text:span><text:span text:style-name="T20">boolean parity = handle.getParity();</text:span></text:p>
            <text:p text:style-name="P6"><text:span text:style-name="T20"><text:s text:c="4"/></text:span><text:span text:style-name="T20">if (parity != calcParity(next) return </text:span><text:span text:style-name="T21">ERROR_PARITY</text:span><text:span text:style-name="T20">;</text:span></text:p>
            <text:p text:style-name="P6"><text:span text:style-name="T20"><text:s text:c="4"/></text:span><text:span text:style-name="T20">buf.add(next);</text:span></text:p>
            <text:p text:style-name="P6"><text:span text:style-name="T20"><text:s text:c="4"/></text:span><text:span text:style-name="T20">return </text:span><text:span text:style-name="T21">NO_ERROR</text:span><text:span text:style-name="T20">;</text:span></text:p>
            <text:p text:style-name="P6"><text:span text:style-name="T20"><text:s text:c="2"/></text:span><text:span text:style-name="T20">}</text:span></text:p>
            <text:p text:style-name="P6"><text:span text:style-name="T20"><text:s text:c="2"/></text:span><text:span text:style-name="T20">...</text:span></text:p>
            <text:p text:style-name="P6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lution Using Exceptions</text:p>
          </draw:text-box>
        </draw:frame>
        <draw:frame presentation:style-name="pr14" draw:text-style-name="P39" draw:layer="layout" svg:width="27cm" svg:height="11.5cm" svg:x="0.5cm" svg:y="2.25cm" presentation:class="outline" presentation:user-transformed="true">
          <draw:text-box>
            <text:p text:style-name="P6"><text:span text:style-name="T20">public class File {</text:span></text:p>
            <text:p text:style-name="P6"><text:span text:style-name="T20"><text:s text:c="2"/></text:span><text:span text:style-name="T20">public </text:span><text:span text:style-name="T21">byte[]</text:span><text:span text:style-name="T20"> readBytes(int no) throws </text:span><text:span text:style-name="T21">IOException</text:span><text:span text:style-name="T20"> {</text:span></text:p>
            <text:p text:style-name="P6"><text:span text:style-name="T20"><text:s text:c="4"/></text:span><text:span text:style-name="T20">byte[] buffer = new byte[no];</text:span></text:p>
            <text:p text:style-name="P6"><text:span text:style-name="T20"><text:s text:c="4"/></text:span><text:span text:style-name="T20">for(int i = 0; i &lt; no; i++) {</text:span></text:p>
            <text:p text:style-name="P6"><text:span text:style-name="T20"><text:s text:c="6"/></text:span><text:span text:style-name="T20">byte next = readByte();</text:span></text:p>
            <text:p text:style-name="P6"><text:span text:style-name="T20"><text:s text:c="6"/></text:span><text:span text:style-name="T20">buffer[i] = next;</text:span></text:p>
            <text:p text:style-name="P6"><text:span text:style-name="T20"><text:s text:c="4"/></text:span><text:span text:style-name="T20">}</text:span></text:p>
            <text:p text:style-name="P6"><text:span text:style-name="T20"><text:s text:c="4"/></text:span><text:span text:style-name="T20">return buffer;</text:span></text:p>
            <text:p text:style-name="P6"><text:span text:style-name="T20"><text:s text:c="2"/></text:span><text:span text:style-name="T20">}</text:span></text:p>
            <text:p text:style-name="P6"><text:span text:style-name="T20"/></text:p>
            <text:p text:style-name="P6"><text:span text:style-name="T20"><text:s text:c="2"/></text:span><text:span text:style-name="T20">protected </text:span><text:span text:style-name="T21">byte</text:span><text:span text:style-name="T20"> readByte() throws </text:span><text:span text:style-name="T21">IOException</text:span><text:span text:style-name="T20"> {</text:span></text:p>
            <text:p text:style-name="P6"><text:span text:style-name="T20"><text:s text:c="4"/></text:span><text:span text:style-name="T20">if (handle.isEOF()) throw </text:span><text:span text:style-name="T22">new</text:span><text:span text:style-name="T21"> EOFException</text:span><text:span text:style-name="T20">(...);</text:span></text:p>
            <text:p text:style-name="P6"><text:span text:style-name="T20"><text:s text:c="4"/></text:span><text:span text:style-name="T20">byte next = handle.getNextByte();</text:span></text:p>
            <text:p text:style-name="P6"><text:span text:style-name="T20"><text:s text:c="4"/></text:span><text:span text:style-name="T20">boolean parity = handle.getParity();</text:span></text:p>
            <text:p text:style-name="P6"><text:span text:style-name="T20"><text:s text:c="4"/></text:span><text:span text:style-name="T20">if (parity != calcParity(next)) throw new </text:span><text:span text:style-name="T21">IOException</text:span><text:span text:style-name="T20">(...);</text:span></text:p>
            <text:p text:style-name="P6"><text:span text:style-name="T20"><text:s text:c="4"/></text:span><text:span text:style-name="T20">return next;</text:span></text:p>
            <text:p text:style-name="P6"><text:span text:style-name="T20"><text:s text:c="2"/></text:span><text:span text:style-name="T20">}</text:span></text:p>
            <text:p text:style-name="P6"><text:span text:style-name="T20"/></text:p>
            <text:p text:style-name="P6"><text:span text:style-name="T20"><text:s text:c="2"/></text:span><text:span text:style-name="T20">...</text:span></text:p>
            <text:p text:style-name="P6"><text:span text:style-name="T20">}</text:span></text:p>
            <text:p text:style-name="P6"><text:span text:style-name="T20"/></text:p>
            <text:p text:style-name="P6"><text:span text:style-name="T20"/></text:p>
            <text:p text:style-name="P6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rror Code Convention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rror Codes vs. Exception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23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6" draw:layer="layout" svg:width="8.599cm" svg:height="1.874cm" draw:transform="rotate (-3.14159265358979) translate (18.27cm 5.915cm)" svg:viewBox="0 0 8600 1875" svg:d="M0 0c2200 2500 6300 2500 8600 0">
            <text:p/>
          </draw:path>
          <draw:custom-shape draw:style-name="gr27" draw:text-style-name="P40" draw:layer="layout" svg:width="4cm" svg:height="4cm" svg:x="6.47cm" svg:y="5.5cm">
            <text:p text:style-name="P20"><text:span text:style-name="T10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6" draw:layer="layout" svg:width="5.611cm" svg:height="3.824cm" draw:transform="rotate (1.5707963267949) translate (20.87cm 10.3459574900375cm)" svg:viewBox="0 0 5612 3825" svg:d="M1306 0c-5500 5100 8500 5100 3000 0">
            <text:p/>
          </draw:path>
          <draw:custom-shape draw:style-name="gr28" draw:text-style-name="P41" draw:layer="layout" svg:width="4cm" svg:height="4cm" svg:x="17.47cm" svg:y="5.5cm">
            <text:p text:style-name="P20"><text:span text:style-name="T10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6" draw:layer="layout" svg:width="5.611cm" svg:height="3.824cm" draw:transform="rotate (-1.5707963267949) translate (7.037cm 4.64504250996252cm)" svg:viewBox="0 0 5612 3825" svg:d="M4306 0c5500 5100-8500 5100-3000 0">
            <text:p/>
          </draw:path>
          <draw:frame draw:style-name="gr29" draw:text-style-name="P42" draw:layer="layout" svg:width="11cm" svg:height="2cm" svg:x="8.47cm" svg:y="4.25cm">
            <draw:text-box>
              <text:p>resumption</text:p>
              <text:p/>
            </draw:text-box>
          </draw:frame>
          <draw:frame draw:style-name="gr30" draw:text-style-name="P42" draw:layer="layout" svg:width="4.491cm" svg:height="1.354cm" draw:transform="rotate (1.5707963267949) translate (1.54cm 9.79cm)">
            <draw:text-box>
              <text:p>processing</text:p>
            </draw:text-box>
          </draw:frame>
          <draw:frame draw:style-name="gr31" draw:text-style-name="P42" draw:layer="layout" svg:width="8cm" svg:height="3.5cm" draw:transform="rotate (-1.5707963267949) translate (26.47cm 3.5cm)">
            <draw:text-box>
              <text:p>error escalation [2]</text:p>
              <text:p/>
              <text:p/>
            </draw:text-box>
          </draw:frame>
          <draw:line draw:style-name="gr26" draw:text-style-name="P16" draw:layer="layout" svg:x1="17.47cm" svg:y1="7.5cm" svg:x2="10.47cm" svg:y2="7.5cm">
            <text:p/>
          </draw:line>
          <draw:frame draw:style-name="gr32" draw:text-style-name="P42" draw:layer="layout" svg:width="11cm" svg:height="1.5cm" svg:x="8.47cm" svg:y="7.55cm">
            <draw:text-box>
              <text:p>false alarm</text:p>
            </draw:text-box>
          </draw:frame>
          <draw:path draw:style-name="gr33" draw:text-style-name="P44" draw:layer="layout" svg:width="8.599cm" svg:height="1.874cm" svg:x="9.67cm" svg:y="9cm" svg:viewBox="0 0 8600 1875" svg:d="M0 0c2200 2500 6300 2500 8600 0">
            <text:p text:style-name="P43"><text:span text:style-name="T24"/></text:p>
            <text:p text:style-name="P43"><text:span text:style-name="T24"/></text:p>
            <text:p text:style-name="P43"><text:span text:style-name="T24"/></text:p>
            <text:p text:style-name="P43"><text:span text:style-name="T24"/></text:p>
            <text:p text:style-name="P43"><text:span text:style-name="T24">error signaling</text:span></text:p>
          </draw:path>
        </draw:g>
        <draw:frame draw:style-name="gr2" draw:text-style-name="P45" draw:layer="layout" svg:width="20cm" svg:height="4cm" svg:x="0cm" svg:y="11.75cm">
          <draw:text-box>
            <text:p text:style-name="P8"><text:span text:style-name="T25">[1]</text:span><text:span text:style-name="T25"><text:tab/></text:span><text:span text:style-name="T25">Adjusted terminology to [A+04]</text:span></text:p>
            <text:p text:style-name="P8"><text:span text:style-name="T25">[2]</text:span><text:span text:style-name="T25"><text:tab/></text:span><text:span text:style-name="T25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rror Handling</text:p>
          </draw:text-box>
        </draw:frame>
        <draw:frame presentation:style-name="pr15" draw:text-style-name="P47" draw:layer="layout" svg:width="27cm" svg:height="11.5cm" svg:x="0.5cm" svg:y="2.25cm" presentation:class="subtitle">
          <draw:text-box>
            <text:list text:style-name="L5">
              <text:list-item>
                <text:p text:style-name="P46"><text:span text:style-name="T7">False alarm</text:span></text:p>
              </text:list-item>
              <text:list-item>
                <text:p text:style-name="P46"><text:span text:style-name="T7">Resumption</text:span></text:p>
              </text:list-item>
              <text:list-item>
                <text:p text:style-name="P46"><text:span text:style-name="T7">Escal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xercise of Error Handl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lution Using Exception Handling</text:p>
          </draw:text-box>
        </draw:frame>
        <draw:frame presentation:style-name="pr16" draw:text-style-name="P39" draw:layer="layout" svg:width="27cm" svg:height="11.5cm" svg:x="0.5cm" svg:y="2.25cm" presentation:class="outline" presentation:user-transformed="true">
          <draw:text-box>
            <text:p text:style-name="P6"><text:span text:style-name="T20">public class Document {</text:span></text:p>
            <text:p text:style-name="P6"><text:span text:style-name="T20"><text:s text:c="2"/></text:span><text:span text:style-name="T20">protected byte[] buffer;</text:span></text:p>
            <text:p text:style-name="P6"><text:span text:style-name="T20"><text:s text:c="2"/></text:span><text:span text:style-name="T20">public void loadFromFile(File file) throws DocumentException {</text:span></text:p>
            <text:p text:style-name="P6"><text:span text:style-name="T20"><text:s text:c="4"/></text:span><text:span text:style-name="T20">...</text:span></text:p>
            <text:p text:style-name="P6"><text:span text:style-name="T20"><text:s text:c="4"/></text:span><text:span text:style-name="T20">int no = file.getLength();</text:span></text:p>
            <text:p text:style-name="P6"><text:span text:style-name="T20"><text:s text:c="4"/></text:span><text:span text:style-name="T20">buffer = new byte[no];</text:span></text:p>
            <text:p text:style-name="P6"><text:span text:style-name="T20"><text:s text:c="4"/></text:span><text:span text:style-name="T20">int tries = 0;</text:span></text:p>
            <text:p text:style-name="P6"><text:span text:style-name="T20"><text:s text:c="4"/></text:span><text:span text:style-name="T20">for(int i = 0; (i &lt; no) &amp;&amp; (tries &lt; 3); i++) {</text:span></text:p>
            <text:p text:style-name="P6"><text:span text:style-name="T21"><text:s text:c="6"/></text:span><text:span text:style-name="T21">try {</text:span></text:p>
            <text:p text:style-name="P6"><text:span text:style-name="T21"><text:s text:c="8"/></text:span><text:span text:style-name="T21">buffer[i] = file.readBytes();</text:span></text:p>
            <text:p text:style-name="P6"><text:span text:style-name="T21"><text:s text:c="6"/></text:span><text:span text:style-name="T21">} catch(EOFException eofex) {</text:span></text:p>
            <text:p text:style-name="P6"><text:span text:style-name="T21"><text:s text:c="8"/></text:span><text:span text:style-name="T21">throw new DocumentException(..., eofex); </text:span></text:p>
            <text:p text:style-name="P6"><text:span text:style-name="T21"><text:s text:c="6"/></text:span><text:span text:style-name="T21">} catch(IOException iex) {</text:span></text:p>
            <text:p text:style-name="P6"><text:span text:style-name="T21"><text:s text:c="8"/></text:span><text:span text:style-name="T21">tries++;</text:span></text:p>
            <text:p text:style-name="P6"><text:span text:style-name="T21"><text:s text:c="6"/></text:span><text:span text:style-name="T21">}</text:span></text:p>
            <text:p text:style-name="P6"><text:span text:style-name="T20"><text:s text:c="4"/></text:span><text:span text:style-name="T20">}</text:span></text:p>
            <text:p text:style-name="P6"><text:span text:style-name="T20"><text:s text:c="4"/></text:span><text:span text:style-name="T20">if (tries == 3) {</text:span></text:p>
            <text:p text:style-name="P6"><text:span text:style-name="T22"><text:s text:c="6"/></text:span><text:span text:style-name="T22">throw new DocumentException(...);</text:span></text:p>
            <text:p text:style-name="P6"><text:span text:style-name="T20"><text:s text:c="4"/></text:span><text:span text:style-name="T20">}</text:span></text:p>
            <text:p text:style-name="P6"><text:span text:style-name="T20"><text:s text:c="2"/></text:span><text:span text:style-name="T20">}</text:span></text:p>
            <text:p text:style-name="P6"><text:span text:style-name="T20"><text:s text:c="2"/></text:span><text:span text:style-name="T20">... </text:span></text:p>
            <text:p text:style-name="P6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rror Escalation (“Organized Panic”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Error escalation</text:p>
                <text:list>
                  <text:list-item>
                    <text:p>Is the process of cleaning-up and delegating error handling to caller</text:p>
                  </text:list-item>
                  <text:list-item>
                    <text:p>Basically, your code has exhausted its options and gives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eps in Error Escal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hecked vs. Unchecked Exceptions [DR]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23">Use checked exceptions (or error codes) in component interfac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23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ponent Failur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3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 presentation:use-date-time-name="dtd1">
        <office:forms form:automatic-focus="false" form:apply-design-mode="false"/>
        <draw:g>
          <draw:custom-shape draw:style-name="gr34" draw:text-style-name="P49" draw:layer="layout" svg:width="27cm" svg:height="7.5cm" svg:x="0.5cm" svg:y="8cm">
            <text:p text:style-name="P48"><text:span text:style-name="T14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9" draw:layer="layout" svg:width="27cm" svg:height="7.5cm" svg:x="0.5cm" svg:y="0.5cm">
            <text:p text:style-name="P48"><text:span text:style-name="T14">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1" draw:layer="layout" svg:width="4cm" svg:height="4cm" svg:x="6.5cm" svg:y="2cm">
            <text:p text:style-name="P20"><text:span text:style-name="T10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0" draw:layer="layout" svg:width="4cm" svg:height="4cm" svg:x="17.5cm" svg:y="2cm">
            <text:p text:style-name="P20"><text:span text:style-name="T10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50" draw:layer="layout" svg:width="0.699cm" svg:height="4.599cm" svg:x="6.571cm" svg:y="5.7cm" svg:viewBox="0 0 700 4600" svg:d="M700 0c0 0-1576 2300 0 4600">
            <text:p/>
          </draw:path>
          <draw:path draw:style-name="gr26" draw:text-style-name="P16" draw:layer="layout" svg:width="0.669cm" svg:height="4.599cm" draw:transform="rotate (-3.14159265358979) translate (10.4696651674163cm 10.3cm)" svg:viewBox="0 0 670 4600" svg:d="M670 0c0 0-1507 2300 0 4600">
            <text:p/>
          </draw:path>
          <draw:path draw:style-name="gr26" draw:text-style-name="P16" draw:layer="layout" svg:width="7.999cm" svg:height="1.066cm" svg:x="10cm" svg:y="13.5cm" svg:viewBox="0 0 8000 1067" svg:d="M0 0c0 0 4000 2400 8000 0">
            <text:p/>
          </draw:path>
          <draw:path draw:style-name="gr26" draw:text-style-name="P16" draw:layer="layout" svg:width="7.999cm" svg:height="1.066cm" draw:transform="rotate (-3.14159265358979) translate (18.05cm 10.567cm)" svg:viewBox="0 0 8000 1067" svg:d="M0 0c0 0 4000 2400 8000 0">
            <text:p/>
          </draw:path>
          <draw:line draw:style-name="gr26" draw:text-style-name="P16" draw:layer="layout" svg:x1="19.5cm" svg:y1="10cm" svg:x2="19.5cm" svg:y2="6cm">
            <text:p/>
          </draw:line>
          <draw:path draw:style-name="gr26" draw:text-style-name="P16" draw:layer="layout" svg:width="5.611cm" svg:height="3.824cm" draw:transform="rotate (1.5707963267949) translate (20.943cm 14.7569574900375cm)" svg:viewBox="0 0 5612 3825" svg:d="M1306 0c-5500 5100 8500 5100 3000 0">
            <text:p/>
          </draw:path>
          <draw:custom-shape draw:style-name="gr37" draw:text-style-name="P30" draw:layer="layout" svg:width="4cm" svg:height="4cm" svg:x="17.5cm" svg:y="10cm">
            <text:p text:style-name="P20"><text:span text:style-name="T10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6" draw:layer="layout" svg:width="5.611cm" svg:height="3.824cm" draw:transform="rotate (-1.5707963267949) translate (7.026cm 9.1960425099625cm)" svg:viewBox="0 0 5612 3825" svg:d="M4306 0c5500 5100-8500 5100-3000 0">
            <text:p/>
          </draw:path>
          <draw:custom-shape draw:style-name="gr36" draw:text-style-name="P31" draw:layer="layout" svg:width="4cm" svg:height="4cm" svg:x="6.5cm" svg:y="10cm">
            <text:p text:style-name="P20"><text:span text:style-name="T10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2" draw:layer="layout" svg:width="1.668cm" svg:height="1.354cm" svg:x="5.2cm" svg:y="5.158cm">
            <draw:text-box>
              <text:p>call</text:p>
            </draw:text-box>
          </draw:frame>
          <draw:frame draw:style-name="gr39" draw:text-style-name="P42" draw:layer="layout" svg:width="2.616cm" svg:height="1.354cm" svg:x="7.7cm" svg:y="7.958cm">
            <draw:text-box>
              <text:p>return</text:p>
            </draw:text-box>
          </draw:frame>
          <draw:frame draw:style-name="gr30" draw:text-style-name="P42" draw:layer="layout" svg:width="4.491cm" svg:height="1.354cm" draw:transform="rotate (1.5707963267949) translate (3.577cm 14.3cm)">
            <draw:text-box>
              <text:p>processing</text:p>
            </draw:text-box>
          </draw:frame>
          <draw:frame draw:style-name="gr29" draw:text-style-name="P51" draw:layer="layout" svg:width="6cm" svg:height="5.3cm" draw:transform="rotate (-1.5707963267949) translate (26.8cm 9cm)">
            <draw:text-box>
              <text:p><text:span text:style-name="T13">escalation</text:span></text:p>
              <text:p><text:span text:style-name="T13"/></text:p>
              <text:p><text:span text:style-name="T13">unchecked</text:span></text:p>
              <text:p><text:span text:style-name="T13">exceptions</text:span></text:p>
            </draw:text-box>
          </draw:frame>
          <draw:frame draw:style-name="gr29" draw:text-style-name="P42" draw:layer="layout" svg:width="8cm" svg:height="2cm" svg:x="10cm" svg:y="13cm">
            <draw:text-box>
              <text:p>error signal</text:p>
              <text:p/>
            </draw:text-box>
          </draw:frame>
          <draw:frame draw:style-name="gr40" draw:text-style-name="P42" draw:layer="layout" svg:width="4.589cm" svg:height="3.233cm" svg:x="11.9cm" svg:y="8.014cm">
            <draw:text-box>
              <text:p>false alarm</text:p>
              <text:p/>
              <text:p>resumption</text:p>
            </draw:text-box>
          </draw:frame>
          <draw:frame draw:style-name="gr41" draw:text-style-name="P53" draw:layer="layout" svg:width="8.5cm" svg:height="2.2cm" svg:x="11cm" svg:y="5.8cm">
            <draw:text-box>
              <text:p text:style-name="P52"><text:span text:style-name="T13">escalation </text:span></text:p>
              <text:p text:style-name="P52"><text:span text:style-name="T13">checked exceptions 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Methods for Failure Signal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xercise for Component Failur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54" draw:layer="layout" svg:width="18.75cm" svg:height="11cm" svg:x="1.7cm" svg:y="3.26cm">
          <draw:image xlink:href="Pictures/100000000000027A000001743B489E1C3F2D73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7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lution to Component Failure Exercise</text:p>
          </draw:text-box>
        </draw:frame>
        <draw:frame presentation:style-name="pr18" draw:text-style-name="P56" draw:layer="layout" svg:width="27cm" svg:height="11.5cm" svg:x="0.5cm" svg:y="2.25cm" presentation:class="outline">
          <draw:text-box>
            <text:list text:style-name="L3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ervice Failure (User Interface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Handling Faulty Component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inal Example of Raising an Exception [S11]</text:p>
          </draw:text-box>
        </draw:frame>
        <draw:frame presentation:style-name="pr9" draw:text-style-name="P7" draw:layer="layout" svg:width="27cm" svg:height="11.5cm" svg:x="0.5cm" svg:y="2.25cm" presentation:class="outline" presentation:user-transformed="true">
          <draw:text-box>
            <text:p text:style-name="P6"><text:span text:style-name="T5">Exception up = new Exception("Something is wrong.");</text:span></text:p>
            <text:p text:style-name="P6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Error handling</text:p>
                <text:list>
                  <text:list-item>
                    <text:p>System structure: Class, component, service</text:p>
                  </text:list-item>
                  <text:list-item>
                    <text:p>Terminology: Fault, error, exce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rror handling processes</text:p>
                <text:list>
                  <text:list-item>
                    <text:p>Detection, signaling, handling</text:p>
                  </text:list-item>
                  <text:list-item>
                    <text:p>Life-cycle model of processing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57" draw:layer="layout" svg:width="20cm" svg:height="4cm" svg:x="0cm" svg:y="11.75cm">
          <draw:text-box>
            <text:p text:style-name="P8"><text:span text:style-name="T27">DR</text:span></text:p>
          </draw:text-box>
        </draw:frame>
        <draw:frame presentation:style-name="pr20" draw:text-style-name="P58" draw:layer="layout" svg:width="27cm" svg:height="7cm" svg:x="0.5cm" svg:y="8cm">
          <draw:text-box>
            <text:p text:style-name="P2"><text:span text:style-name="T28"><text:a xlink:href="mailto:dirk.riehle@fau.de" xlink:type="simple">dirk.riehle@fau.de</text:a></text:span><text:span text:style-name="T28"><text:s/>– </text:span><text:span text:style-name="T28"><text:a xlink:href="https://oss.cs.fau.de/" xlink:type="simple">https://oss.cs.fau.de</text:a></text:span></text:p>
            <text:p text:style-name="P2"><text:span text:style-name="T29"><text:a xlink:href="mailto:dirk@riehle.org" xlink:type="simple">dirk@riehle.org</text:a></text:span><text:span text:style-name="T29"><text:s/>– </text:span><text:span text:style-name="T29"><text:a xlink:href="https://dirkriehle.com/" xlink:type="simple">https://dirkriehle.com</text:a></text:span><text:span text:style-name="T29"><text:s/>– </text:span><text:span text:style-name="T29"><text:a xlink:href="http://twitter.com/dirkriehle" xlink:type="simple">@dirkriehle</text:a></text:span></text:p>
            <text:p text:style-name="P2"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21" draw:text-style-name="P55" draw:layer="layout" svg:width="18cm" svg:height="13.5cm" svg:x="1.5cm" svg:y="15cm" presentation:class="notes">
            <draw:text-box>
              <text:p><text:span text:style-name="T30"><text:s/></text:span>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modern" style:font-pitch="variable"/>
    <style:font-face style:name="Arial3" svg:font-family="Arial" style:font-adornments="Bold" style:font-family-generic="roman" style:font-pitch="variable"/>
    <style:font-face style:name="Arial4" svg:font-family="Arial" style:font-family-generic="swiss" style:font-pitch="variable"/>
    <style:font-face style:name="Arial5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</text:span><text:span text:style-name="MT5">li</text:span><text:span text:style-name="MT5">c</text:span><text:span text:style-name="MT5">k </text:span><text:span text:style-name="MT5">to </text:span><text:span text:style-name="MT5">e</text:span><text:span text:style-name="MT5">di</text:span><text:span text:style-name="MT5">t </text:span><text:span text:style-name="MT5">th</text:span><text:span text:style-name="MT5">e </text:span><text:span text:style-name="MT5">tit</text:span><text:span text:style-name="MT5">le </text:span><text:span text:style-name="MT5">te</text:span><text:span text:style-name="MT5">xt </text:span><text:span text:style-name="MT5">fo</text:span><text:span text:style-name="MT5">r</text:span><text:span text:style-name="MT5">m</text:span><text:span text:style-name="MT5">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11:42.192311654</meta:creation-date>
    <meta:editing-duration>PT12M44S</meta:editing-duration>
    <meta:editing-cycles>7</meta:editing-cycles>
    <meta:generator>LibreOffice/7.2.0.4$Linux_X86_64 LibreOffice_project/fa0a9af5681a0acc7909a705f92c1ada8a658552</meta:generator>
    <dc:date>2021-09-07T22:21:47.012130773</dc:date>
    <dc:creator>Dirk Riehle</dc:creator>
    <meta:document-statistic meta:object-count="318"/>
  </office:meta>
</office:document-meta>
</file>